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Short.compareTo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tableShort.MutableShort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Short.add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subtract( short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MutableShort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Shor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add( short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subtract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to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Mutable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setValue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hort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